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калоримерт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перв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второе тело</text:p>
          </table:table-cell>
          <table:table-cell office:value-type="string" calcext:value-type="string">
            <text:p>R, om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третье тело</text:p>
          </table:table-cell>
        </table:table-row>
        <table:table-row table:style-name="ro1">
          <table:table-cell office:value-type="float" office:value="0.000248676" calcext:value-type="float">
            <text:p>0.000248676</text:p>
          </table:table-cell>
          <table:table-cell office:value-type="float" office:value="16.7350287120591" calcext:value-type="float">
            <text:p>16.73502871205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.4460308" calcext:value-type="float">
            <text:p>4.4460308</text:p>
          </table:table-cell>
          <table:table-cell office:value-type="float" office:value="16.812200221375" calcext:value-type="float">
            <text:p>16.8122002213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.6702298" calcext:value-type="float">
            <text:p>9.6702298</text:p>
          </table:table-cell>
          <table:table-cell office:value-type="float" office:value="16.8531351757535" calcext:value-type="float">
            <text:p>16.85313517575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.5614029" calcext:value-type="float">
            <text:p>19.5614029</text:p>
          </table:table-cell>
          <table:table-cell office:value-type="float" office:value="16.9266068539491" calcext:value-type="float">
            <text:p>16.92660685394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32.8307115" calcext:value-type="float">
            <text:p>32.8307115</text:p>
          </table:table-cell>
          <table:table-cell office:value-type="float" office:value="17.0307019541748" calcext:value-type="float">
            <text:p>17.03070195417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3.75980064" calcext:value-type="float">
            <text:p>53.75980064</text:p>
          </table:table-cell>
          <table:table-cell office:value-type="float" office:value="17.1722190448956" calcext:value-type="float">
            <text:p>17.17221904489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77.55717" calcext:value-type="float">
            <text:p>77.55717</text:p>
          </table:table-cell>
          <table:table-cell office:value-type="float" office:value="17.3288490284006" calcext:value-type="float">
            <text:p>17.3288490284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03.413093" calcext:value-type="float">
            <text:p>103.413093</text:p>
          </table:table-cell>
          <table:table-cell office:value-type="float" office:value="17.5374397708035" calcext:value-type="float">
            <text:p>17.537439770803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13:34:04.2743912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24:29.400333549</meta:creation-date>
    <dc:date>2022-02-20T13:35:34.425532335</dc:date>
    <meta:editing-duration>PT24M11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